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99"/>
    </style:style>
    <style:style style:name="ce2" style:family="table-cell" style:parent-style-name="Default">
      <style:text-properties style:font-name="Liberation Sans1"/>
    </style:style>
    <style:style style:name="ce3" style:family="table-cell" style:parent-style-name="Default">
      <style:table-cell-properties fo:background-color="#cc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2]-[.D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44" calcext:value-type="float">
            <text:p>44</text:p>
          </table:table-cell>
          <table:table-cell table:formula="of:=[.B3]+[.D1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0" calcext:value-type="float">
            <text:p>0</text:p>
          </table:table-cell>
          <table:table-cell table:formula="of:=[.B4]-[.D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7.5" calcext:value-type="float">
            <text:p>7,5</text:p>
          </table:table-cell>
          <table:table-cell table:formula="of:=[.B5]+[.D1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6]-[.D1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7]+[.D1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formula="of:=ABS([.C3])+ABS([.C2])" office:value-type="float" office:value="44" calcext:value-type="float">
            <text:p>44</text:p>
          </table:table-cell>
          <table:table-cell table:formula="of:=[.C9]/[.D8]" office:value-type="float" office:value="88" calcext:value-type="float">
            <text:p>88</text:p>
          </table:table-cell>
          <table:table-cell table:formula="of:=ROUND([.D9]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formula="of:=ABS([.C4])+ABS([.C5])" office:value-type="float" office:value="7.5" calcext:value-type="float">
            <text:p>7,5</text:p>
          </table:table-cell>
          <table:table-cell table:formula="of:=[.C10]/[.D8]" office:value-type="float" office:value="15" calcext:value-type="float">
            <text:p>15</text:p>
          </table:table-cell>
          <table:table-cell table:formula="of:=ROUND([.D10])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7])+ABS([.C6])" office:value-type="float" office:value="1" calcext:value-type="float">
            <text:p>1</text:p>
          </table:table-cell>
          <table:table-cell table:formula="of:=[.C11]/[.D8]" office:value-type="float" office:value="2" calcext:value-type="float">
            <text:p>2</text:p>
          </table:table-cell>
          <table:table-cell table:formula="of:=ROUND([.D11])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ep2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0" calcext:value-type="float">
            <text:p>0</text:p>
          </table:table-cell>
          <table:table-cell table:formula="of:=[.B17]-[.D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44" calcext:value-type="float">
            <text:p>44</text:p>
          </table:table-cell>
          <table:table-cell table:formula="of:=[.B18]+[.D16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19]-[.D16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20]+[.D16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21]-[.D1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22]+[.D1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formula="of:=ABS([.C18])+ABS([.C17])" office:value-type="float" office:value="44" calcext:value-type="float">
            <text:p>44</text:p>
          </table:table-cell>
          <table:table-cell table:formula="of:=[.C24]/[.D23]" office:value-type="float" office:value="88" calcext:value-type="float">
            <text:p>88</text:p>
          </table:table-cell>
          <table:table-cell table:formula="of:=ROUND([.D24])" office:value-type="float" office:value="88" calcext:value-type="float">
            <text:p>88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3" table:formula="of:=-[.C19]+ABS([.C20])" office:value-type="float" office:value="25" calcext:value-type="float">
            <text:p>25</text:p>
          </table:table-cell>
          <table:table-cell table:formula="of:=[.C25]/[.D23]" office:value-type="float" office:value="50" calcext:value-type="float">
            <text:p>50</text:p>
          </table:table-cell>
          <table:table-cell table:formula="of:=ROUND([.D25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22])+ABS([.C21])" office:value-type="float" office:value="1" calcext:value-type="float">
            <text:p>1</text:p>
          </table:table-cell>
          <table:table-cell table:formula="of:=[.C26]/[.D23]" office:value-type="float" office:value="2" calcext:value-type="float">
            <text:p>2</text:p>
          </table:table-cell>
          <table:table-cell table:formula="of:=ROUND([.D26])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anal3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44" calcext:value-type="float">
            <text:p>44</text:p>
          </table:table-cell>
          <table:table-cell table:formula="of:=[.B31]-[.D30]" office:value-type="float" office:value="44" calcext:value-type="float">
            <text:p>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169.3" calcext:value-type="float">
            <text:p>169,3</text:p>
          </table:table-cell>
          <table:table-cell table:formula="of:=[.B32]+[.D30]" office:value-type="float" office:value="169.3" calcext:value-type="float">
            <text:p>169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33]-[.D30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34]+[.D30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35]-[.D30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36]+[.D30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3" table:formula="of:=[.C32]-[.C31]" office:value-type="float" office:value="125.3" calcext:value-type="float">
            <text:p>125,3</text:p>
          </table:table-cell>
          <table:table-cell table:formula="of:=[.C38]/[.D37]" office:value-type="float" office:value="250.6" calcext:value-type="float">
            <text:p>250,6</text:p>
          </table:table-cell>
          <table:table-cell table:formula="of:=ROUND([.D38])" office:value-type="float" office:value="251" calcext:value-type="float">
            <text:p>251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3" table:formula="of:=-[.C33]+ABS([.C34])" office:value-type="float" office:value="25" calcext:value-type="float">
            <text:p>25</text:p>
          </table:table-cell>
          <table:table-cell table:formula="of:=[.C39]/[.D37]" office:value-type="float" office:value="50" calcext:value-type="float">
            <text:p>50</text:p>
          </table:table-cell>
          <table:table-cell table:formula="of:=ROUND([.D39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36])+ABS([.C35])" office:value-type="float" office:value="1" calcext:value-type="float">
            <text:p>1</text:p>
          </table:table-cell>
          <table:table-cell table:formula="of:=[.C40]/[.D37]" office:value-type="float" office:value="2" calcext:value-type="float">
            <text:p>2</text:p>
          </table:table-cell>
          <table:table-cell table:formula="of:=ROUND([.D40])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umn4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169.3" calcext:value-type="float">
            <text:p>169,3</text:p>
          </table:table-cell>
          <table:table-cell table:formula="of:=[.B44]-[.D43]" office:value-type="float" office:value="169.3" calcext:value-type="float">
            <text:p>169,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172.4" calcext:value-type="float">
            <text:p>172,4</text:p>
          </table:table-cell>
          <table:table-cell table:formula="of:=[.B45]+[.D43]" office:value-type="float" office:value="172.4" calcext:value-type="float">
            <text:p>172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46]-[.D43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47]+[.D43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48]-[.D43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49]+[.D43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3" table:formula="of:=[.C45]-[.C44]" office:value-type="float" office:value="3.09999999999999" calcext:value-type="float">
            <text:p>3,1</text:p>
          </table:table-cell>
          <table:table-cell table:formula="of:=[.C51]/[.D50]" office:value-type="float" office:value="6.19999999999998" calcext:value-type="float">
            <text:p>6,2</text:p>
          </table:table-cell>
          <table:table-cell table:formula="of:=ROUND([.D51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3" table:formula="of:=-[.C46]+ABS([.C47])" office:value-type="float" office:value="25" calcext:value-type="float">
            <text:p>25</text:p>
          </table:table-cell>
          <table:table-cell table:formula="of:=[.C52]/[.D50]" office:value-type="float" office:value="50" calcext:value-type="float">
            <text:p>50</text:p>
          </table:table-cell>
          <table:table-cell table:formula="of:=ROUND([.D52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49])+ABS([.C48])" office:value-type="float" office:value="1" calcext:value-type="float">
            <text:p>1</text:p>
          </table:table-cell>
          <table:table-cell table:formula="of:=[.C53]/[.D50]" office:value-type="float" office:value="2" calcext:value-type="float">
            <text:p>2</text:p>
          </table:table-cell>
          <table:table-cell table:formula="of:=ROUND([.D53])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umn5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172.4" calcext:value-type="float">
            <text:p>172,4</text:p>
          </table:table-cell>
          <table:table-cell table:formula="of:=[.B57]-[.D56]" office:value-type="float" office:value="172.4" calcext:value-type="float">
            <text:p>172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175.4" calcext:value-type="float">
            <text:p>175,4</text:p>
          </table:table-cell>
          <table:table-cell table:formula="of:=[.B58]+[.D56]" office:value-type="float" office:value="175.4" calcext:value-type="float">
            <text:p>175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59]-[.D56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60]+[.D56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61]-[.D56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62]+[.D56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3" table:formula="of:=[.C58]-[.C57]" office:value-type="float" office:value="3" calcext:value-type="float">
            <text:p>3</text:p>
          </table:table-cell>
          <table:table-cell table:formula="of:=[.C64]/[.D63]" office:value-type="float" office:value="6" calcext:value-type="float">
            <text:p>6</text:p>
          </table:table-cell>
          <table:table-cell table:formula="of:=ROUND([.D64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3" table:formula="of:=-[.C59]+ABS([.C60])" office:value-type="float" office:value="25" calcext:value-type="float">
            <text:p>25</text:p>
          </table:table-cell>
          <table:table-cell table:formula="of:=[.C65]/[.D63]" office:value-type="float" office:value="50" calcext:value-type="float">
            <text:p>50</text:p>
          </table:table-cell>
          <table:table-cell table:formula="of:=ROUND([.D65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62])+ABS([.C61])" office:value-type="float" office:value="1" calcext:value-type="float">
            <text:p>1</text:p>
          </table:table-cell>
          <table:table-cell table:formula="of:=[.C66]/[.D63]" office:value-type="float" office:value="2" calcext:value-type="float">
            <text:p>2</text:p>
          </table:table-cell>
          <table:table-cell table:formula="of:=ROUND([.D66])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umn6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175.4" calcext:value-type="float">
            <text:p>175,4</text:p>
          </table:table-cell>
          <table:table-cell table:formula="of:=[.B70]-[.D69]" office:value-type="float" office:value="175.4" calcext:value-type="float">
            <text:p>175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177.9" calcext:value-type="float">
            <text:p>177,9</text:p>
          </table:table-cell>
          <table:table-cell table:formula="of:=[.B71]+[.D69]" office:value-type="float" office:value="177.9" calcext:value-type="float">
            <text:p>177,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7.5" calcext:value-type="float">
            <text:p>7,5</text:p>
          </table:table-cell>
          <table:table-cell table:formula="of:=[.B72]-[.D69]" office:value-type="float" office:value="7.5" calcext:value-type="float">
            <text:p>7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32.5" calcext:value-type="float">
            <text:p>32,5</text:p>
          </table:table-cell>
          <table:table-cell table:formula="of:=[.B73]+[.D69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74]-[.D69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75]+[.D69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3" table:formula="of:=[.C71]-[.C70]" office:value-type="float" office:value="2.5" calcext:value-type="float">
            <text:p>2,5</text:p>
          </table:table-cell>
          <table:table-cell table:formula="of:=[.C77]/[.D76]" office:value-type="float" office:value="5" calcext:value-type="float">
            <text:p>5</text:p>
          </table:table-cell>
          <table:table-cell table:formula="of:=ROUND([.D77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3" table:formula="of:=-[.C72]+ABS([.C73])" office:value-type="float" office:value="25" calcext:value-type="float">
            <text:p>25</text:p>
          </table:table-cell>
          <table:table-cell table:formula="of:=[.C78]/[.D76]" office:value-type="float" office:value="50" calcext:value-type="float">
            <text:p>50</text:p>
          </table:table-cell>
          <table:table-cell table:formula="of:=ROUND([.D78])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75])+ABS([.C74])" office:value-type="float" office:value="1" calcext:value-type="float">
            <text:p>1</text:p>
          </table:table-cell>
          <table:table-cell table:formula="of:=[.C79]/[.D76]" office:value-type="float" office:value="2" calcext:value-type="float">
            <text:p>2</text:p>
          </table:table-cell>
          <table:table-cell table:formula="of:=ROUND([.D79])"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lumn7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bM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string" calcext:value-type="string">
            <text:p>(margen entre el modelo y la malla de base)</text:p>
          </table:table-cell>
          <table:table-cell table:style-name="ce1"/>
          <table:table-cell/>
        </table:table-row>
        <table:table-row table:style-name="ro1">
          <table:table-cell office:value-type="string" calcext:value-type="string">
            <text:p>x min</text:p>
          </table:table-cell>
          <table:table-cell office:value-type="float" office:value="172.4" calcext:value-type="float">
            <text:p>172,4</text:p>
          </table:table-cell>
          <table:table-cell table:formula="of:=[.B83]-[.D82]" office:value-type="float" office:value="172.4" calcext:value-type="float">
            <text:p>172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x max</text:p>
          </table:table-cell>
          <table:table-cell office:value-type="float" office:value="175.4" calcext:value-type="float">
            <text:p>175,4</text:p>
          </table:table-cell>
          <table:table-cell table:formula="of:=[.B84]+[.D82]" office:value-type="float" office:value="175.4" calcext:value-type="float">
            <text:p>175,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in</text:p>
          </table:table-cell>
          <table:table-cell office:value-type="float" office:value="32.5" calcext:value-type="float">
            <text:p>32,5</text:p>
          </table:table-cell>
          <table:table-cell table:formula="of:=[.B85]-[.D82]" office:value-type="float" office:value="32.5" calcext:value-type="float">
            <text:p>32,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 max</text:p>
          </table:table-cell>
          <table:table-cell office:value-type="float" office:value="60" calcext:value-type="float">
            <text:p>60</text:p>
          </table:table-cell>
          <table:table-cell table:formula="of:=[.B86]+[.D82]" office:value-type="float" office:value="60" calcext:value-type="float">
            <text:p>6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in</text:p>
          </table:table-cell>
          <table:table-cell office:value-type="float" office:value="0" calcext:value-type="float">
            <text:p>0</text:p>
          </table:table-cell>
          <table:table-cell table:formula="of:=[.B87]-[.D82]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 max</text:p>
          </table:table-cell>
          <table:table-cell office:value-type="float" office:value="1" calcext:value-type="float">
            <text:p>1</text:p>
          </table:table-cell>
          <table:table-cell table:formula="of:=[.B88]+[.D82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/>
          <table:table-cell table:style-name="ce1" office:value-type="float" office:value="0.5" calcext:value-type="float">
            <text:p>0,5</text:p>
          </table:table-cell>
          <table:table-cell table:style-name="ce1" office:value-type="string" calcext:value-type="string">
            <text:p>(anchura de celdas)</text:p>
          </table:table-cell>
          <table:table-cell table:style-name="ce1"/>
          <table:table-cell/>
        </table:table-row>
        <table:table-row table:style-name="ro1">
          <table:table-cell/>
          <table:table-cell table:style-name="ce2" office:value-type="string" calcext:value-type="string">
            <text:p>Σ x</text:p>
          </table:table-cell>
          <table:table-cell table:style-name="ce3" table:formula="of:=[.C84]-[.C83]" office:value-type="float" office:value="3" calcext:value-type="float">
            <text:p>3</text:p>
          </table:table-cell>
          <table:table-cell table:formula="of:=[.C90]/[.D89]" office:value-type="float" office:value="6" calcext:value-type="float">
            <text:p>6</text:p>
          </table:table-cell>
          <table:table-cell table:formula="of:=ROUND([.D90])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y</text:p>
          </table:table-cell>
          <table:table-cell table:style-name="ce3" table:formula="of:=-[.C85]+ABS([.C86])" office:value-type="float" office:value="27.5" calcext:value-type="float">
            <text:p>27,5</text:p>
          </table:table-cell>
          <table:table-cell table:formula="of:=[.C91]/[.D89]" office:value-type="float" office:value="55" calcext:value-type="float">
            <text:p>55</text:p>
          </table:table-cell>
          <table:table-cell table:formula="of:=ROUND([.D91])" office:value-type="float" office:value="55" calcext:value-type="float">
            <text:p>55</text:p>
          </table:table-cell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Σ z</text:p>
          </table:table-cell>
          <table:table-cell table:formula="of:=ABS([.C88])+ABS([.C87])" office:value-type="float" office:value="1" calcext:value-type="float">
            <text:p>1</text:p>
          </table:table-cell>
          <table:table-cell table:formula="of:=[.C92]/[.D89]" office:value-type="float" office:value="2" calcext:value-type="float">
            <text:p>2</text:p>
          </table:table-cell>
          <table:table-cell table:formula="of:=ROUND([.D92])" office:value-type="float" office:value="2" calcext:value-type="float">
            <text:p>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19:37:15.1862813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wi </meta:initial-creator>
    <meta:creation-date>2016-08-02T13:30:26.615667460</meta:creation-date>
    <dc:date>2017-06-26T19:51:24.196732951</dc:date>
    <meta:editing-duration>PT2H37M37S</meta:editing-duration>
    <meta:editing-cycles>15</meta:editing-cycles>
    <meta:generator>LibreOffice/5.1.6.2.0$Linux_X86_64 LibreOffice_project/10$Build-2</meta:generator>
    <meta:document-statistic meta:table-count="1" meta:cell-count="259" meta:object-count="0"/>
  </office:meta>
</office:document-meta>
</file>